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333BD446D0E0E63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line-height="115%"/>
      <style:text-properties fo:font-weight="bold" officeooo:rsid="003b2caa" officeooo:paragraph-rsid="003b2caa" style:font-weight-asian="bold" style:font-weight-complex="bold"/>
    </style:style>
    <style:style style:name="P3" style:family="paragraph" style:parent-style-name="Standard">
      <style:paragraph-properties fo:line-height="115%"/>
      <style:text-properties fo:font-weight="bold" officeooo:rsid="00133da0" officeooo:paragraph-rsid="003b2caa" style:font-weight-asian="bold" style:font-weight-complex="bold"/>
    </style:style>
    <style:style style:name="P4" style:family="paragraph" style:parent-style-name="Standard">
      <style:paragraph-properties fo:line-height="115%"/>
      <style:text-properties fo:font-weight="bold" officeooo:rsid="00133da0" officeooo:paragraph-rsid="00133da0" style:font-weight-asian="bold" style:font-weight-complex="bold"/>
    </style:style>
    <style:style style:name="P5" style:family="paragraph" style:parent-style-name="Standard">
      <style:paragraph-properties fo:line-height="115%"/>
      <style:text-properties fo:font-weight="bold" officeooo:rsid="00133da0" officeooo:paragraph-rsid="00496237" style:font-weight-asian="bold" style:font-weight-complex="bold"/>
    </style:style>
    <style:style style:name="P6" style:family="paragraph" style:parent-style-name="Standard">
      <style:paragraph-properties fo:line-height="115%"/>
      <style:text-properties fo:font-weight="bold" officeooo:rsid="00179ec9" officeooo:paragraph-rsid="00179ec9" style:font-weight-asian="bold" style:font-weight-complex="bold"/>
    </style:style>
    <style:style style:name="P7" style:family="paragraph" style:parent-style-name="Standard">
      <style:paragraph-properties fo:line-height="115%"/>
      <style:text-properties fo:font-weight="bold" officeooo:rsid="001ba314" officeooo:paragraph-rsid="001ba314" style:font-weight-asian="bold" style:font-weight-complex="bold"/>
    </style:style>
    <style:style style:name="P8" style:family="paragraph" style:parent-style-name="Standard">
      <style:paragraph-properties fo:line-height="115%"/>
      <style:text-properties fo:font-weight="bold" officeooo:rsid="0028fd41" officeooo:paragraph-rsid="0028fd41" style:font-weight-asian="bold" style:font-weight-complex="bold"/>
    </style:style>
    <style:style style:name="P9" style:family="paragraph" style:parent-style-name="Standard">
      <style:paragraph-properties fo:line-height="115%"/>
      <style:text-properties fo:font-weight="bold" officeooo:rsid="00496237" officeooo:paragraph-rsid="00496237" style:font-weight-asian="bold" style:font-weight-complex="bold"/>
    </style:style>
    <style:style style:name="P10" style:family="paragraph" style:parent-style-name="Standard">
      <style:paragraph-properties fo:line-height="115%"/>
      <style:text-properties fo:font-weight="bold" officeooo:rsid="004b1050" officeooo:paragraph-rsid="004b1050" style:font-weight-asian="bold" style:font-weight-complex="bold"/>
    </style:style>
    <style:style style:name="P11" style:family="paragraph" style:parent-style-name="Standard">
      <style:paragraph-properties fo:line-height="115%"/>
      <style:text-properties officeooo:rsid="003c68a9" officeooo:paragraph-rsid="003dceec"/>
    </style:style>
    <style:style style:name="P12" style:family="paragraph" style:parent-style-name="Standard">
      <style:paragraph-properties fo:line-height="115%"/>
      <style:text-properties officeooo:rsid="003c68a9" officeooo:paragraph-rsid="003c68a9"/>
    </style:style>
    <style:style style:name="P13" style:family="paragraph" style:parent-style-name="Standard">
      <style:paragraph-properties fo:line-height="115%"/>
      <style:text-properties officeooo:rsid="003dceec" officeooo:paragraph-rsid="003dceec"/>
    </style:style>
    <style:style style:name="P14" style:family="paragraph" style:parent-style-name="Standard">
      <style:paragraph-properties fo:line-height="115%"/>
      <style:text-properties officeooo:rsid="0028fd41" officeooo:paragraph-rsid="0031e705"/>
    </style:style>
    <style:style style:name="P15" style:family="paragraph" style:parent-style-name="Standard">
      <style:paragraph-properties fo:line-height="115%"/>
      <style:text-properties officeooo:rsid="0028fd41" officeooo:paragraph-rsid="0028fd41"/>
    </style:style>
    <style:style style:name="P16" style:family="paragraph" style:parent-style-name="Standard">
      <style:paragraph-properties fo:line-height="115%"/>
      <style:text-properties officeooo:rsid="0028fd41" officeooo:paragraph-rsid="002b1332"/>
    </style:style>
    <style:style style:name="P17" style:family="paragraph" style:parent-style-name="Standard">
      <style:paragraph-properties fo:line-height="115%"/>
      <style:text-properties officeooo:rsid="0028fd41" officeooo:paragraph-rsid="004d00ea"/>
    </style:style>
    <style:style style:name="P18" style:family="paragraph" style:parent-style-name="Standard">
      <style:paragraph-properties fo:line-height="115%"/>
      <style:text-properties officeooo:paragraph-rsid="004021c5"/>
    </style:style>
    <style:style style:name="P19" style:family="paragraph" style:parent-style-name="Standard">
      <style:paragraph-properties fo:line-height="115%"/>
      <style:text-properties officeooo:paragraph-rsid="00425d8e"/>
    </style:style>
    <style:style style:name="P20" style:family="paragraph" style:parent-style-name="Standard">
      <style:paragraph-properties fo:line-height="115%"/>
      <style:text-properties officeooo:paragraph-rsid="003dceec"/>
    </style:style>
    <style:style style:name="P21" style:family="paragraph" style:parent-style-name="Standard">
      <style:paragraph-properties fo:line-height="115%"/>
      <style:text-properties officeooo:paragraph-rsid="0019870a"/>
    </style:style>
    <style:style style:name="P22" style:family="paragraph" style:parent-style-name="Standard">
      <style:paragraph-properties fo:line-height="115%"/>
      <style:text-properties officeooo:paragraph-rsid="00179ec9"/>
    </style:style>
    <style:style style:name="P23" style:family="paragraph" style:parent-style-name="Standard">
      <style:paragraph-properties fo:line-height="115%"/>
      <style:text-properties officeooo:paragraph-rsid="004d00ea"/>
    </style:style>
    <style:style style:name="P24" style:family="paragraph" style:parent-style-name="Standard">
      <style:paragraph-properties fo:line-height="115%"/>
      <style:text-properties officeooo:rsid="004021c5" officeooo:paragraph-rsid="004021c5"/>
    </style:style>
    <style:style style:name="P25" style:family="paragraph" style:parent-style-name="Standard">
      <style:paragraph-properties fo:line-height="115%"/>
      <style:text-properties officeooo:rsid="004021c5" officeooo:paragraph-rsid="00425d8e"/>
    </style:style>
    <style:style style:name="P26" style:family="paragraph" style:parent-style-name="Standard">
      <style:paragraph-properties fo:line-height="115%"/>
      <style:text-properties style:font-name="Liberation Serif" fo:font-weight="normal" officeooo:rsid="00496237" officeooo:paragraph-rsid="00496237" style:font-weight-asian="normal" style:font-weight-complex="normal"/>
    </style:style>
    <style:style style:name="P27" style:family="paragraph" style:parent-style-name="Standard">
      <style:paragraph-properties fo:line-height="150%" fo:text-align="start" style:justify-single-word="false"/>
      <style:text-properties style:font-name="Liberation Serif" fo:font-weight="normal" officeooo:rsid="00080f36" officeooo:paragraph-rsid="00496237" style:font-weight-asian="normal" style:font-weight-complex="normal"/>
    </style:style>
    <style:style style:name="P28" style:family="paragraph" style:parent-style-name="Standard">
      <style:paragraph-properties fo:line-height="150%" fo:text-align="start" style:justify-single-word="false"/>
      <style:text-properties style:font-name="Liberation Serif" fo:font-weight="normal" officeooo:rsid="004a2759" officeooo:paragraph-rsid="004a2759" style:font-weight-asian="normal" style:font-weight-complex="normal"/>
    </style:style>
    <style:style style:name="P29" style:family="paragraph" style:parent-style-name="Standard">
      <style:paragraph-properties fo:line-height="150%" fo:text-align="start" style:justify-single-word="false"/>
      <style:text-properties style:font-name="Liberation Serif" fo:font-weight="normal" officeooo:rsid="004b1050" officeooo:paragraph-rsid="004b1050" style:font-weight-asian="normal" style:font-weight-complex="normal"/>
    </style:style>
    <style:style style:name="P30" style:family="paragraph" style:parent-style-name="Standard">
      <style:paragraph-properties fo:line-height="115%"/>
      <style:text-properties fo:color="#000000" style:font-name="Liberation Serif" style:text-underline-style="none" officeooo:rsid="00443352" officeooo:paragraph-rsid="00485dac"/>
    </style:style>
    <style:style style:name="P31" style:family="paragraph" style:parent-style-name="Standard">
      <style:paragraph-properties fo:line-height="115%"/>
      <style:text-properties fo:color="#000000" style:font-name="Liberation Serif" style:text-underline-style="none" officeooo:rsid="00485dac" officeooo:paragraph-rsid="00485dac"/>
    </style:style>
    <style:style style:name="P32" style:family="paragraph" style:parent-style-name="Standard">
      <style:paragraph-properties fo:line-height="115%"/>
      <style:text-properties fo:color="#000000" style:font-name="Liberation Serif" style:text-underline-style="none" officeooo:rsid="004f5511" officeooo:paragraph-rsid="004f5511"/>
    </style:style>
    <style:style style:name="P33" style:family="paragraph" style:parent-style-name="Standard">
      <style:paragraph-properties fo:line-height="115%"/>
      <style:text-properties fo:color="#000000" style:font-name="Liberation Serif" style:text-underline-style="none" officeooo:rsid="005076cb" officeooo:paragraph-rsid="004f5511"/>
    </style:style>
    <style:style style:name="P34" style:family="paragraph" style:parent-style-name="Standard">
      <style:paragraph-properties fo:line-height="115%"/>
      <style:text-properties fo:color="#000000" style:font-name="Liberation Serif" style:text-underline-style="none" officeooo:rsid="005076cb" officeooo:paragraph-rsid="005076cb"/>
    </style:style>
    <style:style style:name="P35" style:family="paragraph" style:parent-style-name="Standard">
      <style:paragraph-properties fo:line-height="115%"/>
      <style:text-properties fo:color="#000000" style:font-name="Liberation Serif" style:text-underline-style="none" officeooo:rsid="0050bfa3" officeooo:paragraph-rsid="0050bfa3"/>
    </style:style>
    <style:style style:name="P36" style:family="paragraph" style:parent-style-name="Standard">
      <style:paragraph-properties fo:line-height="115%"/>
      <style:text-properties fo:color="#000000" style:font-name="Liberation Serif" style:text-underline-style="none" officeooo:rsid="005218f6" officeooo:paragraph-rsid="005218f6"/>
    </style:style>
    <style:style style:name="P37" style:family="paragraph" style:parent-style-name="Standard">
      <style:paragraph-properties fo:line-height="115%"/>
      <style:text-properties officeooo:rsid="00425d8e" officeooo:paragraph-rsid="00425d8e"/>
    </style:style>
    <style:style style:name="P38" style:family="paragraph" style:parent-style-name="Standard">
      <style:paragraph-properties fo:line-height="115%"/>
      <style:text-properties officeooo:rsid="00443352" officeooo:paragraph-rsid="00443352"/>
    </style:style>
    <style:style style:name="P39" style:family="paragraph" style:parent-style-name="Standard">
      <style:paragraph-properties fo:line-height="115%"/>
      <style:text-properties officeooo:rsid="00443352" officeooo:paragraph-rsid="0045ec72"/>
    </style:style>
    <style:style style:name="P40" style:family="paragraph" style:parent-style-name="Standard">
      <style:paragraph-properties fo:line-height="115%"/>
      <style:text-properties officeooo:rsid="00443352" officeooo:paragraph-rsid="00485dac"/>
    </style:style>
    <style:style style:name="P41" style:family="paragraph" style:parent-style-name="Standard">
      <style:text-properties officeooo:rsid="000428ad" officeooo:paragraph-rsid="00387052"/>
    </style:style>
    <style:style style:name="P42" style:family="paragraph" style:parent-style-name="Standard">
      <style:paragraph-properties fo:text-align="justify" style:justify-single-word="false"/>
      <style:text-properties officeooo:rsid="000428ad" officeooo:paragraph-rsid="00387052"/>
    </style:style>
    <style:style style:name="P43" style:family="paragraph" style:parent-style-name="Standard">
      <style:paragraph-properties fo:text-align="center" style:justify-single-word="false"/>
      <style:text-properties officeooo:rsid="000428ad" officeooo:paragraph-rsid="00387052"/>
    </style:style>
    <style:style style:name="P44" style:family="paragraph" style:parent-style-name="Standard">
      <style:paragraph-properties fo:line-height="115%" fo:text-align="justify" style:justify-single-word="false"/>
      <style:text-properties style:font-name="Liberation Serif" fo:font-size="12pt" fo:font-weight="bold" officeooo:rsid="000428ad" officeooo:paragraph-rsid="00387052" style:font-size-asian="12pt" style:font-weight-asian="bold" style:font-size-complex="12pt" style:font-weight-complex="bold"/>
    </style:style>
    <style:style style:name="P45" style:family="paragraph" style:parent-style-name="Standard">
      <style:paragraph-properties fo:line-height="115%"/>
      <style:text-properties style:font-name="Liberation Serif" fo:font-size="12pt" officeooo:rsid="00133da0" officeooo:paragraph-rsid="00133da0" style:font-size-asian="12pt" style:font-size-complex="12pt"/>
    </style:style>
    <style:style style:name="P46" style:family="paragraph" style:parent-style-name="Standard">
      <style:paragraph-properties fo:line-height="115%"/>
      <style:text-properties style:font-name="Liberation Serif" fo:font-size="12pt" officeooo:paragraph-rsid="0014060e" style:font-size-asian="12pt" style:font-size-complex="12pt"/>
    </style:style>
    <style:style style:name="P47" style:family="paragraph" style:parent-style-name="Standard">
      <style:paragraph-properties fo:line-height="115%"/>
      <style:text-properties style:font-name="Liberation Serif" fo:font-size="12pt" officeooo:paragraph-rsid="004b1050" style:font-size-asian="12pt" style:font-size-complex="12pt"/>
    </style:style>
    <style:style style:name="P48" style:family="paragraph" style:parent-style-name="Standard">
      <style:paragraph-properties fo:line-height="115%" fo:text-align="justify" style:justify-single-word="false"/>
      <style:text-properties style:font-name="Liberation Serif" fo:font-size="14pt" fo:font-weight="normal" officeooo:rsid="0021bdc8" officeooo:paragraph-rsid="00387052" style:font-size-asian="14pt" style:font-weight-asian="normal" style:font-size-complex="16pt" style:font-weight-complex="normal"/>
    </style:style>
    <style:style style:name="P49" style:family="paragraph" style:parent-style-name="Standard">
      <style:paragraph-properties fo:line-height="115%"/>
      <style:text-properties fo:font-variant="normal" fo:text-transform="none" fo:color="#000000" style:text-line-through-style="none" style:text-line-through-type="none" style:font-name="Liberation Serif" fo:font-size="12pt" fo:font-style="normal" style:text-underline-style="none" fo:font-weight="normal" officeooo:paragraph-rsid="0014060e" style:text-blinking="false" fo:background-color="#ffffff" style:font-size-asian="12pt" style:font-size-complex="12pt"/>
    </style:style>
    <style:style style:name="P50" style:family="paragraph" style:parent-style-name="Standard">
      <style:text-properties fo:font-variant="normal" fo:text-transform="none" fo:color="#222222" style:text-line-through-style="none" style:text-line-through-type="none" style:font-name="monospace" fo:font-size="9.75pt" fo:letter-spacing="normal" fo:font-style="normal" style:text-underline-style="none" fo:font-weight="normal" style:text-blinking="false" fo:background-color="transparent"/>
    </style:style>
    <style:style style:name="P51" style:family="paragraph" style:parent-style-name="Standard">
      <style:paragraph-properties fo:line-height="115%"/>
      <style:text-properties fo:font-weight="normal"/>
    </style:style>
    <style:style style:name="P52" style:family="paragraph" style:parent-style-name="Standard">
      <style:paragraph-properties fo:line-height="115%"/>
      <style:text-properties officeooo:rsid="0016b242" officeooo:paragraph-rsid="0016b242"/>
    </style:style>
    <style:style style:name="P53" style:family="paragraph" style:parent-style-name="Standard">
      <style:paragraph-properties fo:line-height="115%"/>
      <style:text-properties officeooo:rsid="0016b242" officeooo:paragraph-rsid="003b2caa"/>
    </style:style>
    <style:style style:name="P54" style:family="paragraph" style:parent-style-name="Standard">
      <style:paragraph-properties fo:line-height="115%"/>
      <style:text-properties officeooo:rsid="00133da0" officeooo:paragraph-rsid="00133da0"/>
    </style:style>
    <style:style style:name="P55" style:family="paragraph" style:parent-style-name="Standard">
      <style:paragraph-properties fo:line-height="115%"/>
      <style:text-properties officeooo:rsid="00179ec9" officeooo:paragraph-rsid="0019870a"/>
    </style:style>
    <style:style style:name="P56" style:family="paragraph" style:parent-style-name="Standard">
      <style:paragraph-properties fo:line-height="115%"/>
      <style:text-properties officeooo:rsid="00179ec9" officeooo:paragraph-rsid="00179ec9"/>
    </style:style>
    <style:style style:name="P57" style:family="paragraph" style:parent-style-name="Standard">
      <style:paragraph-properties fo:line-height="115%"/>
      <style:text-properties officeooo:rsid="001ba314" officeooo:paragraph-rsid="001ba314"/>
    </style:style>
    <style:style style:name="P58" style:family="paragraph" style:parent-style-name="Standard">
      <style:paragraph-properties fo:line-height="115%"/>
      <style:text-properties officeooo:rsid="001ba314" officeooo:paragraph-rsid="001bc771"/>
    </style:style>
    <style:style style:name="P59" style:family="paragraph" style:parent-style-name="Standard">
      <style:paragraph-properties fo:line-height="115%"/>
      <style:text-properties officeooo:rsid="001ba314" officeooo:paragraph-rsid="002381fb"/>
    </style:style>
    <style:style style:name="P60" style:family="paragraph" style:parent-style-name="Standard">
      <style:paragraph-properties fo:line-height="115%"/>
      <style:text-properties officeooo:rsid="001d76bb" officeooo:paragraph-rsid="002381fb"/>
    </style:style>
    <style:style style:name="P61" style:family="paragraph" style:parent-style-name="Standard">
      <style:text-properties style:font-name="monospace"/>
    </style:style>
    <style:style style:name="P62" style:family="paragraph" style:parent-style-name="Standard">
      <style:paragraph-properties fo:line-height="115%"/>
      <style:text-properties style:font-name="monospace" officeooo:rsid="0028fd41" officeooo:paragraph-rsid="0031e705"/>
    </style:style>
    <style:style style:name="P63" style:family="paragraph" style:parent-style-name="Standard">
      <style:text-properties style:font-name="monospace" fo:font-weight="bold"/>
    </style:style>
    <style:style style:name="P64" style:family="paragraph" style:parent-style-name="Standard">
      <style:paragraph-properties fo:line-height="115%"/>
      <style:text-properties officeooo:rsid="00485dac" officeooo:paragraph-rsid="00485dac"/>
    </style:style>
    <style:style style:name="P65" style:family="paragraph" style:parent-style-name="Standard">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font-size-asian="12pt" style:font-size-complex="12pt"/>
    </style:style>
    <style:style style:name="P66" style:family="paragraph" style:parent-style-name="Standard">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6b242" style:text-blinking="false" fo:background-color="#ffffff" style:font-size-asian="12pt" style:font-size-complex="12pt"/>
    </style:style>
    <style:style style:name="P67" style:family="paragraph" style:parent-style-name="Standard">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87052" officeooo:paragraph-rsid="00387052" style:text-blinking="false" fo:background-color="#ffffff" style:font-size-asian="12pt" style:font-size-complex="12pt"/>
    </style:style>
    <style:style style:name="P68" style:family="paragraph" style:parent-style-name="Standard">
      <style:paragraph-properties fo:margin-top="0cm" fo:margin-bottom="0cm" loext:contextual-spacing="false" fo:line-height="115%"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b1050" officeooo:paragraph-rsid="004b1050" style:text-blinking="false" fo:background-color="#ffffff" style:font-size-asian="12pt" style:font-weight-asian="normal" style:font-size-complex="12pt" style:font-weight-complex="normal"/>
    </style:style>
    <style:style style:name="P69" style:family="paragraph" style:parent-style-name="Standard">
      <style:paragraph-properties fo:margin-left="0cm" fo:margin-right="0cm" fo:text-align="start" style:justify-single-word="false" fo:text-indent="0cm" style:auto-text-indent="false"/>
      <style:text-properties style:font-name="monospace" officeooo:rsid="004ed112" officeooo:paragraph-rsid="004ed112"/>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text-properties fo:color="#000000" style:font-name="Liberation Serif" fo:font-size="12pt" style:text-underline-style="none" fo:font-weight="normal" style:font-size-asian="12pt" style:font-weight-asian="normal" style:font-size-complex="12pt" style:font-weight-complex="normal"/>
    </style:style>
    <style:style style:name="P74" style:family="paragraph" style:parent-style-name="Text_20_body">
      <style:paragraph-properties fo:line-height="115%"/>
      <style:text-properties officeooo:paragraph-rsid="00179ec9"/>
    </style:style>
    <style:style style:name="P75" style:family="paragraph" style:parent-style-name="Text_20_body">
      <style:paragraph-properties fo:margin-top="0cm" fo:margin-bottom="0cm" loext:contextual-spacing="false"/>
    </style:style>
    <style:style style:name="P76" style:family="paragraph" style:parent-style-name="Text_20_body" style:list-style-name="L2">
      <style:paragraph-properties fo:margin-top="0cm" fo:margin-bottom="0cm" loext:contextual-spacing="false"/>
    </style:style>
    <style:style style:name="P77" style:family="paragraph" style:parent-style-name="Text_20_body" style:list-style-name="L3">
      <style:paragraph-properties fo:margin-top="0cm" fo:margin-bottom="0cm" loext:contextual-spacing="false"/>
    </style:style>
    <style:style style:name="P78" style:family="paragraph" style:parent-style-name="Text_20_body">
      <style:paragraph-properties fo:margin-top="0cm" fo:margin-bottom="0cm" loext:contextual-spacing="false"/>
      <style:text-properties officeooo:rsid="001ba314" officeooo:paragraph-rsid="001ba314"/>
    </style:style>
    <style:style style:name="P79" style:family="paragraph" style:parent-style-name="Heading_20_4">
      <style:paragraph-properties fo:line-height="115%"/>
      <style:text-properties fo:font-weight="normal" officeooo:rsid="00133da0" officeooo:paragraph-rsid="00133da0" style:font-weight-asian="normal" style:font-weight-complex="normal"/>
    </style:style>
    <style:style style:name="P80" style:family="paragraph" style:parent-style-name="Preformatted_20_Text">
      <style:text-properties style:font-name="Liberation Serif" fo:font-size="12pt" style:font-size-asian="12pt" style:font-size-complex="12pt"/>
    </style:style>
    <style:style style:name="P81" style:family="paragraph" style:parent-style-name="Preformatted_20_Text">
      <style:paragraph-properties fo:margin-top="0cm" fo:margin-bottom="0.499cm" loext:contextual-spacing="false"/>
      <style:text-properties fo:color="#000000" style:font-name="Liberation Serif" fo:font-size="12pt" style:text-underline-style="none" fo:font-weight="normal" style:font-size-asian="12pt" style:font-weight-asian="normal" style:font-size-complex="12pt" style:font-weight-complex="normal"/>
    </style:style>
    <style:style style:name="P82" style:family="paragraph" style:parent-style-name="Preformatted_20_Text">
      <style:paragraph-properties fo:margin-top="0cm" fo:margin-bottom="0.499cm" loext:contextual-spacing="false"/>
      <style:text-properties fo:font-size="12pt" style:font-size-asian="12pt" style:font-size-complex="12pt"/>
    </style:style>
    <style:style style:name="T1" style:family="text">
      <style:text-properties officeooo:rsid="0014060e"/>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14060e" style:text-blinking="false" fo:background-color="#ffffff"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387052" style:text-blinking="false" fo:background-color="#ffffff"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4b1050" style:text-blinking="false" fo:background-color="#ffffff" loext:char-shading-value="0"/>
    </style:style>
    <style:style style:name="T6" style:family="text">
      <style:text-properties officeooo:rsid="00179ec9"/>
    </style:style>
    <style:style style:name="T7" style:family="text">
      <style:text-properties fo:font-weight="bold"/>
    </style:style>
    <style:style style:name="T8" style:family="text">
      <style:text-properties officeooo:rsid="0019870a"/>
    </style:style>
    <style:style style:name="T9" style:family="text">
      <style:text-properties officeooo:rsid="001ab5f6"/>
    </style:style>
    <style:style style:name="T10" style:family="text">
      <style:text-properties officeooo:rsid="001bc771"/>
    </style:style>
    <style:style style:name="T11" style:family="text">
      <style:text-properties officeooo:rsid="001d76bb"/>
    </style:style>
    <style:style style:name="T12" style:family="text">
      <style:text-properties officeooo:rsid="0020ce03"/>
    </style:style>
    <style:style style:name="T13" style:family="text">
      <style:text-properties officeooo:rsid="0021e3b3"/>
    </style:style>
    <style:style style:name="T14" style:family="text">
      <style:text-properties officeooo:rsid="002381fb"/>
    </style:style>
    <style:style style:name="T15" style:family="text">
      <style:text-properties officeooo:rsid="00284287"/>
    </style:style>
    <style:style style:name="T16" style:family="text">
      <style:text-properties officeooo:rsid="002af5f2"/>
    </style:style>
    <style:style style:name="T17" style:family="text">
      <style:text-properties officeooo:rsid="002b198c"/>
    </style:style>
    <style:style style:name="T18" style:family="text">
      <style:text-properties officeooo:rsid="0031bb71"/>
    </style:style>
    <style:style style:name="T19" style:family="text">
      <style:text-properties officeooo:rsid="0031e705"/>
    </style:style>
    <style:style style:name="T20" style:family="text">
      <style:text-properties officeooo:rsid="00370fcf"/>
    </style:style>
    <style:style style:name="T21" style:family="text">
      <style:text-properties style:font-name="monospace"/>
    </style:style>
    <style:style style:name="T22" style:family="text">
      <style:text-properties style:font-name="monospace" fo:font-weight="bold"/>
    </style:style>
    <style:style style:name="T23" style:family="text">
      <style:text-properties officeooo:rsid="00387052"/>
    </style:style>
    <style:style style:name="T24" style:family="text">
      <style:text-properties officeooo:rsid="003981d8"/>
    </style:style>
    <style:style style:name="T25" style:family="text">
      <style:text-properties officeooo:rsid="003b2caa"/>
    </style:style>
    <style:style style:name="T26" style:family="text">
      <style:text-properties officeooo:rsid="003c68a9"/>
    </style:style>
    <style:style style:name="T27" style:family="text">
      <style:text-properties officeooo:rsid="003dceec"/>
    </style:style>
    <style:style style:name="T28" style:family="text">
      <style:text-properties officeooo:rsid="004021c5"/>
    </style:style>
    <style:style style:name="T29" style:family="text">
      <style:text-properties style:font-name="Liberation Serif" fo:font-size="12pt" style:font-size-asian="12pt" style:font-size-complex="12pt"/>
    </style:style>
    <style:style style:name="T30" style:family="text">
      <style:text-properties fo:color="#000000" style:font-name="Liberation Serif" style:text-underline-style="none"/>
    </style:style>
    <style:style style:name="T31" style:family="text">
      <style:text-properties fo:color="#000000" style:font-name="Liberation Serif" style:text-underline-style="none" officeooo:rsid="004021c5"/>
    </style:style>
    <style:style style:name="T32" style:family="text">
      <style:text-properties fo:color="#000000" style:font-name="Liberation Serif" style:text-underline-style="none" fo:font-weight="normal" style:font-weight-asian="normal" style:font-weight-complex="normal"/>
    </style:style>
    <style:style style:name="T33" style:family="text">
      <style:text-properties fo:color="#000000" style:font-name="Liberation Serif" style:text-underline-style="none" officeooo:rsid="00443352"/>
    </style:style>
    <style:style style:name="T34" style:family="text">
      <style:text-properties fo:color="#000000" style:font-name="Liberation Serif" style:text-underline-style="none" officeooo:rsid="0045ec72"/>
    </style:style>
    <style:style style:name="T35" style:family="text">
      <style:text-properties fo:color="#000000" style:font-name="Liberation Serif" style:text-underline-style="none" officeooo:rsid="00483b57"/>
    </style:style>
    <style:style style:name="T36" style:family="text">
      <style:text-properties fo:color="#000000" style:font-name="Liberation Serif" style:text-underline-style="none" officeooo:rsid="00485dac"/>
    </style:style>
    <style:style style:name="T37" style:family="text">
      <style:text-properties fo:color="#000000" style:font-name="Liberation Serif" style:text-underline-style="none" officeooo:rsid="004b1050"/>
    </style:style>
    <style:style style:name="T38" style:family="text">
      <style:text-properties fo:color="#000000" style:font-name="Liberation Serif" fo:font-size="12pt" style:text-underline-style="none" fo:font-weight="normal" style:font-size-asian="12pt" style:font-weight-asian="normal" style:font-size-complex="12pt" style:font-weight-complex="normal"/>
    </style:style>
    <style:style style:name="T39" style:family="text">
      <style:text-properties fo:color="#000000" style:font-name="Liberation Serif" fo:font-size="12pt" style:text-underline-style="none" fo:font-weight="normal" officeooo:rsid="004021c5" style:font-size-asian="12pt" style:font-weight-asian="normal" style:font-size-complex="12pt" style:font-weight-complex="normal"/>
    </style:style>
    <style:style style:name="T40" style:family="text">
      <style:text-properties fo:font-weight="normal" officeooo:rsid="004b1050" style:font-weight-asian="normal" style:font-weight-complex="normal"/>
    </style:style>
    <style:style style:name="T41" style:family="text">
      <style:text-properties fo:font-weight="normal" officeooo:rsid="004d00ea" style:font-weight-asian="normal" style:font-weight-complex="normal"/>
    </style:style>
    <style:style style:name="T42" style:family="text">
      <style:text-properties officeooo:rsid="00485dac"/>
    </style:style>
    <style:style style:name="T43" style:family="text">
      <style:text-properties officeooo:rsid="00496237"/>
    </style:style>
    <style:style style:name="T44" style:family="text">
      <style:text-properties officeooo:rsid="0009344e"/>
    </style:style>
    <style:style style:name="T45" style:family="text">
      <style:text-properties officeooo:rsid="004a2759"/>
    </style:style>
    <style:style style:name="T46" style:family="text">
      <style:text-properties officeooo:rsid="004b1050"/>
    </style:style>
    <style:style style:name="T47" style:family="text">
      <style:text-properties officeooo:rsid="004e7d6c"/>
    </style:style>
    <style:style style:name="T48" style:family="text">
      <style:text-properties officeooo:rsid="005076cb"/>
    </style:style>
    <style:style style:name="T49" style:family="text">
      <style:text-properties officeooo:rsid="0050bfa3"/>
    </style:style>
    <style:style style:name="T50" style:family="text">
      <style:text-properties officeooo:rsid="00526f1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ACKNOWLEDGEMENT </text:p>
      <text:p text:style-name="P41"/>
      <text:p text:style-name="P41">I would like to express my sincere gratitude to <text:span text:style-name="T23">Ms</text:span>. <text:span text:style-name="T23">Pragya</text:span>, <text:span text:style-name="T23">Faculty Associate</text:span>, Department of ISE, for her relentless support and guidance. Without her encouragem<text:span text:style-name="T23">e</text:span>nt, the project would not have seen it’s successful completion.</text:p>
      <text:p text:style-name="P41"/>
      <text:p text:style-name="P41">I would also like to thank Dr. Annapurna D., HOD, Department of ISE, for providing me with the oppurtunty and resources to complete this project on time.</text:p>
      <text:p text:style-name="P41"/>
      <text:p text:style-name="P41">Each one of them played an instrumental role in succesfully ac<text:span text:style-name="T23">h</text:span>ieving my <text:span text:style-name="T23">intended</text:span> milestone, guiding me at each obstacle.</text:p>
      <text:p text:style-name="P41"/>
      <text:p text:style-name="P42"><text:tab/><text:tab/><text:tab/><text:tab/><text:tab/><text:tab/><text:tab/><text:tab/><text:tab/><text:tab/><text:tab/>Shimona Prabhu</text:p>
      <text:p text:style-name="P44"><text:tab/><text:tab/><text:tab/><text:tab/> <text:s text:c="5"/><text:tab/> <text:tab/><text:tab/><text:tab/><text:tab/><text:tab/><text:tab/> <text:s text:c="2"/>1PE15IS097</text:p>
      <text:p text:style-name="P44"/>
      <text:p text:style-name="P48">Abstract </text:p>
      <text:p text:style-name="P45"/>
      <text:p text:style-name="P46"><text:span text:style-name="T1">Duplicate files create a lot of nuisance. Especially when their names tend to not collide. This leads to unnecesary space consumption. S</text:span><text:span text:style-name="T2">ometimes you might save a file from the Internet and later just happen to forget about the file’s location on your computer. In such instances </text:span><text:span text:style-name="T3">the </text:span><text:span text:style-name="T2">user would prefer to download that file </text:span><text:span text:style-name="T3">again </text:span><text:span text:style-name="T2">rather than </text:span><text:span text:style-name="T3">scanning the folder system manually. </text:span><text:span text:style-name="T2">This is how duplicates multiply. </text:span><text:span text:style-name="T4">Certain pitfalls of not keeping track of the duplicates could potentially be as follows:</text:span></text:p>
      <text:p text:style-name="P49"/>
      <text:p text:style-name="P49">1. Duplicate files occupy valuable amount of space.</text:p>
      <text:p text:style-name="P66">2. Slows down your computer.</text:p>
      <text:p text:style-name="P66">3. It's time consuming to trace the original file. Search Results may display several files – original and identical copies.</text:p>
      <text:p text:style-name="P65">4. You might exceed your free storage limit if you’ve subscribed to a cloud storage service. </text:p>
      <text:p text:style-name="P65">5. Time consuming to manage disorganized library.</text:p>
      <text:p text:style-name="P65"/>
      <text:p text:style-name="P67">With this <text:span text:style-name="T43">application</text:span>, we will enable the user to choose any file from the current directory, <text:span text:style-name="T24">find it’s duplicates in the same directory and delete the contents permanently or move the contents to a Bin folder accordingly.</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text:soft-page-break/>2. <text:span text:style-name="T25">Software requirements specification</text:span></text:p>
      <text:p text:style-name="P3"/>
      <text:p text:style-name="P2">2.1 Functional Requirements</text:p>
      <text:p text:style-name="P12"/>
      <text:p text:style-name="P52">2.1.<text:span text:style-name="T25">1</text:span> Functional Requirement FR1 - Club the files <text:span text:style-name="T26">in the current directory </text:span>based on the similar sizes. The files with similar sizes are logged in an index file, which <text:span text:style-name="T25">serves as the first step to the process of finding the duplicates for a given file</text:span>.</text:p>
      <text:p text:style-name="P52"/>
      <text:p text:style-name="P12">2.1.2. Functional Requirements FR2 – Present the user with the option to enter his/her choice of a file that he/she wishes to find dupliactes for. Using this input, we perform hashing. </text:p>
      <text:p text:style-name="P52"/>
      <text:p text:style-name="P52">2.<text:span text:style-name="T25">1.3</text:span> Functional Requirement FR<text:span text:style-name="T26">3</text:span> – Perform hashing on the files belonging to the same indexed entry as that of the file name input by the user. This will then extract the files that are similar/duplicates.</text:p>
      <text:p text:style-name="P52"/>
      <text:p text:style-name="P52">2.<text:span text:style-name="T25">1.4</text:span> Functional Requirement FR<text:span text:style-name="T26">4</text:span> – <text:span text:style-name="T25">If there are no duplicates, alert the user about the same.</text:span></text:p>
      <text:p text:style-name="P52"/>
      <text:p text:style-name="P53">2.<text:span text:style-name="T25">1.5</text:span> Functional Requirement FR<text:span text:style-name="T26">5</text:span> – <text:span text:style-name="T26">In the case that dupliactes are encountered, that is if their 40 digit hexadecimal hash value is the same, e</text:span>nable the user to choose how deletion is done :</text:p>
      <text:p text:style-name="P53"><text:span text:style-name="T25">1</text:span>. Create a separate folder and store all duplicates there <text:span text:style-name="T25">2</text:span>. Permanently delete the files.</text:p>
      <text:p text:style-name="P52"/>
      <text:p text:style-name="P12">2.2 Non-Functional Requirements</text:p>
      <text:p text:style-name="P12"/>
      <text:p text:style-name="P12">2.2.1 Non-Functional Requirement NFR1 – The process of hashing must be transparent to the user, it must be optimised to work for even large files in a matter of moments.</text:p>
      <text:p text:style-name="P12"/>
      <text:p text:style-name="P12">2.2.2 Non-Functional Requirement NFR2 – The user interface must be lucid and user friendly, enabling the user to smoothly operate it without presenting much challenges and complications.</text:p>
      <text:p text:style-name="P12"/>
      <text:p text:style-name="P11">2.3 Hardware Requirements</text:p>
      <text:p text:style-name="P20"/>
      <text:p text:style-name="P13">2.3.1 Hardware Requirement HR1 - Processor: Intel Atom processor or Intel Core™ i3 processor</text:p>
      <text:p text:style-name="P20"/>
      <text:p text:style-name="P20"><text:span text:style-name="T27">2.3.2 Hardware Requirement HR2 - D</text:span>isk space: 1 GB</text:p>
      <text:p text:style-name="P20"/>
      <text:p text:style-name="P11"><text:span text:style-name="T27">2.3.3 Hardware Requirement HR3- </text:span>Operating system: Linux</text:p>
      <text:p text:style-name="P11"/>
      <text:p text:style-name="P13">2.4 Software Requirements</text:p>
      <text:p text:style-name="P13"/>
      <text:p text:style-name="P20"><text:span text:style-name="T27">2.4.1 Software Requirement SR1 - </text:span>Python versions: 2.7.X, 3.6.X</text:p>
      <text:p text:style-name="P20"/>
      <text:p text:style-name="P20"><text:span text:style-name="T27">2.4.2 Software Requirement SR2 - </text:span>Included development tools</text:p>
      <text:p text:style-name="P20"/>
      <text:p text:style-name="P20"><text:span text:style-name="T27">2.4.3 Software Requirement SR3 - </text:span>Compatible tools</text:p>
      <text:p text:style-name="P20"/>
      <text:p text:style-name="P13">2.4.4 Software Requirement SR4 - Included Python packages</text:p>
      <text:p text:style-name="P5"><text:soft-page-break/><text:span text:style-name="T21"/></text:p>
      <text:p text:style-name="P9"><text:span text:style-name="T21">1.1 Introduction</text:span></text:p>
      <text:p text:style-name="P9"><text:span text:style-name="T21"/></text:p>
      <text:p text:style-name="P26">The <text:span text:style-name="T45">light weight application that has been developed is primarily used for organising a user’s file system and rid all unnecesary files, that potentially consume file space. </text:span></text:p>
      <text:p text:style-name="P26"/>
      <text:p text:style-name="P27">This document will highlight the technologies used to model the <text:span text:style-name="T43">application</text:span> and the <text:tab/><text:tab/><text:tab/>approaches taken to develop this software. The entire software development life <text:tab/><text:tab/><text:tab/>cycle starting from requirement specification to maintainance will be brought to <text:tab/><text:tab/><text:tab/>light. In addition, a brief discussion about the implementation, further improvements <text:tab/><text:tab/>will follow. <text:span text:style-name="T44">A comprehensive high-level overview of the application will be provided to <text:tab/><text:tab/>enable the reader to get a glimse into the working of the software.</text:span></text:p>
      <text:p text:style-name="P27"/>
      <text:p text:style-name="P28">1.2 Purpose</text:p>
      <text:p text:style-name="P28"/>
      <text:p text:style-name="P28">For users that like keeping their file system organized, this is the application that is most apt. It enables users to purge unnnecessary files in their current directory, thereby optimising storage space consumption. Their efforts need not be directed towards manual deletion/searching of these files, rather they can delegate this to the applciation. </text:p>
      <text:p text:style-name="P28"/>
      <text:p text:style-name="P28">1.3 Intended Audience</text:p>
      <text:p text:style-name="P28"/>
      <text:p text:style-name="P28">1.3.1 <text:s/>Developers who can review the application’s capabilities and more easily understand where their efforts should be targeted to improve or add more features to it (design and code the application – it sets the guidelines for future development).</text:p>
      <text:p text:style-name="P28">1.3.2 Project testers can use this document as a base for their testing strategy as some bugs are easier to find using a requirements document. This way testing becomes more</text:p>
      <text:p text:style-name="P28">methodically organized.</text:p>
      <text:p text:style-name="P28">1.3.3 End users of this application who wish to read about what this project can do.</text:p>
      <text:p text:style-name="P28">1.3.4 Stakeholders who wish to view the functionalities of the system and to what extent guidelines were followed and requirements satisfied.</text:p>
      <text:p text:style-name="P28"/>
      <text:p text:style-name="P29">1.4 Problem Definition</text:p>
      <text:p text:style-name="P29"/>
      <text:p text:style-name="P47"><text:span text:style-name="T5">As discussed before, duplicate files pose a lot of problems for an end user with limited storage options. He tends to resort to a lot of manual effort to remove all the duplicates in order to clean the </text:span><text:soft-page-break/><text:span text:style-name="T5">file system and free the space occupied by such files. This redundant and mundane job can often irritate users who like keeping their file system sorted. </text:span></text:p>
      <text:p text:style-name="P68"/>
      <text:p text:style-name="P5"><text:span text:style-name="T46">1.5 </text:span><text:s/>Techniques of FS <text:span text:style-name="T46">Used</text:span></text:p>
      <text:p text:style-name="P54"/>
      <text:p text:style-name="P55"><text:span text:style-name="T46">1.5</text:span>.1 Indexing</text:p>
      <text:p text:style-name="P21"><text:span text:style-name="T6">Indexing is a data structure technique to efficiently retrieve records from the database files based on some attributes on which the indexing has been done. </text:span>Indexing is defined based on its indexing attributes. Indexing can be of the following types :</text:p>
      <text:p text:style-name="P22"/>
      <text:list xml:id="list7209334612764326818" text:style-name="L1">
        <text:list-item>
          <text:p text:style-name="P70"><text:span text:style-name="T7">Primary Index</text:span> − Primary index is defined on an ordered data file. The data file is ordered on a <text:span text:style-name="T7">key field</text:span>. The key field is generally the primary key of the relation.</text:p>
        </text:list-item>
        <text:list-item>
          <text:p text:style-name="P70"><text:span text:style-name="T7">Secondary Index</text:span> − Secondary index may be generated from a field which is a candidate key and has a unique value in every record, or a non-key with duplicate values.</text:p>
        </text:list-item>
        <text:list-item>
          <text:p text:style-name="P70"><text:span text:style-name="T7">Clustering Index</text:span> − Clustering index is defined on an ordered data file. The data file is ordered on a non-key field.</text:p>
        </text:list-item>
      </text:list>
      <text:p text:style-name="Text_20_body">Ordered Indexing is of two types :</text:p>
      <text:list xml:id="list6406505340166066317" text:style-name="L2">
        <text:list-item>
          <text:p text:style-name="P76">Dense Index </text:p>
        </text:list-item>
        <text:list-item>
          <text:p text:style-name="P71">Sparse Index </text:p>
        </text:list-item>
      </text:list>
      <text:p text:style-name="P56">In this <text:span text:style-name="T43">application</text:span>, we will be focusing on secondary index, <text:span text:style-name="T8">as the size of the file is a non-key and the ordering is dense indexing as all the files are indexed according to their sizes. The files are not ordered. </text:span></text:p>
      <text:p text:style-name="P56"/>
      <text:p text:style-name="P56"><text:span text:style-name="T46">1.5.2 </text:span>Hashing</text:p>
      <text:p text:style-name="P74"><text:span text:style-name="T6">Hashing is an effective technique to calculate the direct location of a data record on the disk without using index structure. </text:span>Hashing uses hash functions with search keys as parameters to generate the address of a data record. A hash algorithm is a function that converts a data string into a numeric string output of fixed length. The output string is generally much smaller than the original data. Hash algorithms are designed to be collision-resistant, meaning that there is a very low probability that the same string would be created for different data. Two of the most common hash algorithms are the <text:span text:style-name="T8">MD5</text:span> (Message-Digest algorithm 5) and the SHA-1 (Secure Hash Algorithm). <text:span text:style-name="T9">We will be using SHA-1 in this application.</text:span></text:p>
      <text:p text:style-name="P6"/>
      <text:p text:style-name="P10">1.6 Literature Survey</text:p>
      <text:p text:style-name="P10"/>
      <text:p text:style-name="P23"><text:span text:style-name="T40">The very first task on hand was the choice of the hashing algorithm. </text:span><text:span text:style-name="T41">A comparative study was made as to which algorithm should be used. </text:span><text:span text:style-name="T40">SHA-1 and it’s “brothers” was designed by the NSA. They are cryptographic hash functions with different support of bit rate. SHA-1 produces 160-bit hash values, SHA-256 256-bit, SHA-384 384-bit, and SHA-512 produces 512-bit hash values. SHA stands for “Secure Hash Algorithm”, and especially SHA-1 is widely used in a number of applications. </text:span>While SHA algorithms are not used to secure data, they have gained big success in ensuring that data remains unchanged. It is said that nobody has been able to “break” SHA-1 yet <text:soft-page-break/>even though it is merely a consistency check. Due to SHA1’s smaller bit size, it has become <text:span text:style-name="Strong_20_Emphasis">more susceptible to attacks</text:span> which therefore led to its deprecation from SSL certificate issuers in January 2016. SHA1 has also been deemed quite vulnerable to collision attacks which is why all browsers will be removing support for certificates signed with SHA1 by January 2017. <text:span text:style-name="T47">But on the brighter side, SHA1 serves every purpose our application intends to achieve thereby making it the optimal choice, ocmpared to the otehr options which are much complex, <text:s/>have larger hash values and reuqire more computations. For future iterations, this will have upgraded to SHA2 which has been developed to sustain attacks that SHA1 was prone to. </text:span></text:p>
      <text:p text:style-name="P17"/>
      <text:p text:style-name="P62">1. All the headings should be of size 16, subheadings 14 and body of the report should be 12. Font type is Times New Roman. </text:p>
      <text:p text:style-name="P61">2. Each chapter should begin in a new page. </text:p>
      <text:p text:style-name="P61">3. Header should contain project title and footer contain page number and department.</text:p>
      <text:p text:style-name="P61">4. The content should be as follows - </text:p>
      <text:p text:style-name="P50"/>
      <text:p text:style-name="P69"/>
      <text:p text:style-name="P61"/>
      <text:p text:style-name="P61"/>
      <text:p text:style-name="P61"/>
      <text:p text:style-name="P61">Chapter 3:Design -  high level design, Assumptions and dependencies (if any), Goal, System Architecture, Data flow diagram (upto level 1). Detail design, Modules.</text:p>
      <text:p text:style-name="P61"/>
      <text:p text:style-name="Standard"> </text:p>
      <text:p text:style-name="P61"/>
      <text:p text:style-name="P61">Chapter 6:Conclusion and future work (if any).</text:p>
      <text:p text:style-name="P61"/>
      <text:p text:style-name="P63">References </text:p>
      <text:p text:style-name="P1"/>
      <text:p text:style-name="Standard">​<text:span text:style-name="T22">All the figures and Tables should be numbered and named as per standard. Certificate and front sheet will be sent.​ Report should be spiral binding.</text:span></text:p>
      <text:section text:style-name="Sect1" text:name=":1gr">
        <text:p text:style-name="Standard"><draw:frame draw:style-name="fr1" draw:name="Image13" text:anchor-type="as-char" svg:width="0.041cm" svg:height="0.041cm" draw:z-index="0"><draw:image xlink:href="Pictures/100002000000000100000001333BD446D0E0E638.gif" xlink:type="simple" xlink:show="embed" xlink:actuate="onLoad"/></draw:frame></text:p>
      </text:section>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24"/>
      <text:p text:style-name="P24"/>
      <text:p text:style-name="P18"><text:span text:style-name="T28">4. Implementation</text:span></text:p>
      <text:p text:style-name="P24"/>
      <text:p text:style-name="P18"><text:span text:style-name="T28">4.1 Languages Used – Python was used to develop this application. </text:span>Python is a general-purpose interpreted, interactive, object-oriented, and high-level programming language. It was created by Guido van Rossum during 1985- 1990. Like Perl, Python source code is also available under the GNU General Public License (GPL). This tutorial gives enough understanding on Python programming language.</text:p>
      <text:p text:style-name="P18"/>
      <text:p text:style-name="P25">4.2 Packages and Libraries Used – To achieve the functionality intended for this <text:span text:style-name="T43">application</text:span>, several standard packages were used, along with some packages for specific functions. Packages used are :</text:p>
      <text:p text:style-name="P25"/>
      <text:p text:style-name="P19"><text:span text:style-name="T28">4.2.1. os - </text:span><text:span text:style-name="T29">The OS module in Python provides a way of using operating system dependent</text:span></text:p>
      <text:p text:style-name="P80">functionality. The functions that the OS module provides allows you to interface with the underlying operating system that Python is running on – be that Windows, Mac or Linux. You can find important information about your location or about the process. </text:p>
      <text:p text:style-name="P25"/>
      <text:p text:style-name="P18"/>
      <text:p text:style-name="P18"><text:span text:style-name="T28">4.2.2. textwrap - </text:span>The textwrap module can be used for wrapping and formatting of plain text. This module provides formatting of text by adjusting the line breaks in the input paragraph.</text:p>
      <text:p text:style-name="P18"/>
      <text:p text:style-name="P18"><text:span text:style-name="T28">4.2.3. tkinter - </text:span><text:span text:style-name="T38">The Tkinter module (“Tk interface”) is the standard Python interface to the Tk GUI toolkit from </text:span><text:span text:style-name="T39">Scriptics </text:span><text:span text:style-name="T38">(formerly developed by Sun Labs). Both Tk and Tkinter are available on most Unix platforms, as well as on Windows and Macintosh systems. Starting with the 8.0 release, Tk offers native look and feel on all platforms. Tkinter consists of a number of modules. The Tk interface is provided by a binary extension module named _tkinter. This module contains the low-level interface to Tk, and should never be used directly by application programmers. It is usually a shared library (or DLL), but might in some cases be statically linked with the Python interpreter.</text:span></text:p>
      <text:p text:style-name="P73">The public interface is provided through a number of Python modules. The most important interface module is the Tkinter module itself. To use Tkinter, all you need to do is to import the Tkinter module:</text:p>
      <text:p text:style-name="P81">import Tkinter</text:p>
      <text:p text:style-name="P73">Or, more often:</text:p>
      <text:p text:style-name="P81">from Tkinter import *</text:p>
      <text:p text:style-name="P73">The Tkinter module only exports widget classes and associated constants, so you can safely use the from-in form in most cases. If you prefer not to, but still want to save some typing, you can use import-as:</text:p>
      <text:p text:style-name="P82"><text:span text:style-name="T32">import Tkinter as Tk</text:span></text:p>
      <text:p text:style-name="P18"><text:span text:style-name="T28">4.2.4. sys - </text:span>This module provides access to some variables used or maintained by the interpreter and to functions that interact strongly with the interpreter. It is always available.<text:bookmark text:name="sys.argv"/> <text:span text:style-name="Source_20_Text"><text:span text:style-name="T30">sys.argv</text:span></text:span><text:span text:style-name="T30"> </text:span><text:span text:style-name="T31">is used mainly </text:span><text:soft-page-break/><text:span text:style-name="T31">which is t</text:span><text:span text:style-name="T30">he list of command line arguments passed to a Python script. </text:span><text:span text:style-name="Source_20_Text"><text:span text:style-name="T30">argv[0]</text:span></text:span><text:span text:style-name="T30"> is the script name (it is operating system dependent whether this is a full pathname or not). If the command was executed using the </text:span><text:a xlink:type="simple" xlink:href="https://docs.python.org/2/using/cmdline.html#cmdoption-c" text:style-name="Internet_20_link" text:visited-style-name="Visited_20_Internet_20_Link"><text:span text:style-name="Source_20_Text"><text:span text:style-name="T30">-c</text:span></text:span></text:a><text:span text:style-name="T30"> command line option to the interpreter, </text:span><text:span text:style-name="Source_20_Text"><text:span text:style-name="T30">argv[0]</text:span></text:span><text:span text:style-name="T30"> is set to the string </text:span><text:span text:style-name="Source_20_Text"><text:span text:style-name="T30">'-c'</text:span></text:span><text:span text:style-name="T30">. If no script name was passed to the Python interpreter, </text:span><text:span text:style-name="Source_20_Text"><text:span text:style-name="T30">argv[0]</text:span></text:span><text:span text:style-name="T30"> is the empty string. To loop over the standard input, or the list of files given on the command line, see the </text:span><text:a xlink:type="simple" xlink:href="https://docs.python.org/2/library/fileinput.html#module-fileinput" text:style-name="Internet_20_link" text:visited-style-name="Visited_20_Internet_20_Link"><text:span text:style-name="Source_20_Text"><text:span text:style-name="T30">fileinput</text:span></text:span></text:a><text:span text:style-name="T30"> module.</text:span></text:p>
      <text:p text:style-name="P18"><text:span text:style-name="T30"/></text:p>
      <text:p text:style-name="P37"><text:span text:style-name="T30">4.3 </text:span><text:span text:style-name="T33">Pseudocode</text:span></text:p>
      <text:p text:style-name="P37"><text:span text:style-name="T33"/></text:p>
      <text:p text:style-name="P38"><text:span text:style-name="T30">4.3.1 Indexing module </text:span></text:p>
      <text:p text:style-name="P38"><text:span text:style-name="T30"><text:tab/></text:span></text:p>
      <text:p text:style-name="P38"><text:span text:style-name="T30">Step 1 – Import necessary packages (os). </text:span></text:p>
      <text:p text:style-name="P38"><text:span text:style-name="T30">Step 2 – Loop through the list of files in the current directory. </text:span></text:p>
      <text:p text:style-name="P38"><text:span text:style-name="T30">Step 3 – Map the size of the file with the filename and store it in the dictionary. </text:span></text:p>
      <text:p text:style-name="P38"><text:span text:style-name="T30">Step 4 – Write the contents of the dictionary to the index file. </text:span></text:p>
      <text:p text:style-name="P38"><text:span text:style-name="T30"/></text:p>
      <text:p text:style-name="P38"><text:span text:style-name="T30">The code is as follows :</text:span></text:p>
      <text:p text:style-name="P38"><text:span text:style-name="T30"/></text:p>
      <text:p text:style-name="P38"><text:span text:style-name="T30">import os</text:span></text:p>
      <text:p text:style-name="P38"><text:span text:style-name="T30"/></text:p>
      <text:p text:style-name="P38"><text:span text:style-name="T30">index_entry = {}</text:span></text:p>
      <text:p text:style-name="P38"><text:span text:style-name="T30">arr = [x for x in os.listdir("/home/shimona/fs") if x.endswith(".txt")]</text:span></text:p>
      <text:p text:style-name="P38"><text:span text:style-name="T30">handle=open('indexfile','a')</text:span></text:p>
      <text:p text:style-name="P38"><text:span text:style-name="T30"/></text:p>
      <text:p text:style-name="P38"><text:span text:style-name="T30">for i in range(len(arr)):</text:span></text:p>
      <text:p text:style-name="P38"><text:span text:style-name="T30"><text:tab/>if (os.stat(arr[i]).st_size in index_entry):</text:span></text:p>
      <text:p text:style-name="P38"><text:span text:style-name="T30"><text:tab/><text:tab/>index_entry[os.stat(arr[i]).st_size].append(arr[i])</text:span></text:p>
      <text:p text:style-name="P38"><text:span text:style-name="T30"><text:tab/>else:</text:span></text:p>
      <text:p text:style-name="P38"><text:span text:style-name="T30"><text:tab/><text:tab/>index_entry[os.stat(arr[i]).st_size] = [ arr[i] ]</text:span></text:p>
      <text:p text:style-name="P38"><text:span text:style-name="T30"/></text:p>
      <text:p text:style-name="P38"><text:span text:style-name="T30">index_keys = index_entry.keys()</text:span></text:p>
      <text:p text:style-name="P38"><text:span text:style-name="T30">for i in index_keys:</text:span></text:p>
      <text:p text:style-name="P38"><text:span text:style-name="T30"><text:s text:c="12"/>list_index = index_entry[i]</text:span></text:p>
      <text:p text:style-name="P38"><text:span text:style-name="T30"><text:s text:c="12"/>handle.write(str(i)+ " ")</text:span></text:p>
      <text:p text:style-name="P38"><text:span text:style-name="T30"><text:s text:c="12"/>for index in list_index:</text:span></text:p>
      <text:p text:style-name="P38"><text:span text:style-name="T30"><text:s text:c="16"/>handle.write(index+" ")</text:span></text:p>
      <text:p text:style-name="P38"><text:span text:style-name="T30"><text:s text:c="12"/>handle.write("\n")</text:span></text:p>
      <text:p text:style-name="P38"><text:span text:style-name="T30"/></text:p>
      <text:p text:style-name="P38"><text:span text:style-name="T30">4.3.2 Hashing Module </text:span></text:p>
      <text:p text:style-name="P38"><text:span text:style-name="T30"/></text:p>
      <text:p text:style-name="P39"><text:span text:style-name="T30">Step 1 – Import necessary packages (</text:span><text:span text:style-name="T34">textwrap and sys</text:span><text:span text:style-name="T30">). </text:span></text:p>
      <text:p text:style-name="P39"><text:span text:style-name="T30">Step 2 – </text:span><text:span text:style-name="T34">Using the file input by the user, find the files in the indexfile with the same size</text:span><text:span text:style-name="T30">. </text:span></text:p>
      <text:p text:style-name="P39"><text:span text:style-name="T30">Step 3 – </text:span><text:span text:style-name="T34">Perform SHA algorithm on these files </text:span><text:span text:style-name="T35">(Refer section 1.6 for detailed SHA algorithm)</text:span><text:span text:style-name="T34">. </text:span><text:span text:style-name="T30"><text:s/></text:span></text:p>
      <text:p text:style-name="P39"><text:span text:style-name="T30">Step 4 – Write the </text:span><text:span text:style-name="T34">40 </text:span><text:span text:style-name="T37">digit hexadeximal</text:span><text:span text:style-name="T34"> hash value and name of the files to the hash file</text:span><text:span text:style-name="T30">. </text:span></text:p>
      <text:p text:style-name="P39"><text:span text:style-name="T30"/></text:p>
      <text:p text:style-name="P64"><text:span text:style-name="T30">The code is as follows : </text:span></text:p>
      <text:p text:style-name="P64"><text:span text:style-name="T30"/></text:p>
      <text:p text:style-name="P38"><text:soft-page-break/><text:span text:style-name="T30">import textwrap</text:span></text:p>
      <text:p text:style-name="P38"><text:span text:style-name="T30">import sys</text:span></text:p>
      <text:p text:style-name="P38"><text:span text:style-name="T30"/></text:p>
      <text:p text:style-name="P38"><text:span text:style-name="T30">def wordret(wa,wb,wc,wd):</text:span></text:p>
      <text:p text:style-name="P38"><text:span text:style-name="T30"><text:tab/>a=int(wa,2)^int(wb,2)^int(wc,2)^int(wd,2)</text:span></text:p>
      <text:p text:style-name="P38"><text:span text:style-name="T30"><text:tab/>return '{0:032b}'.format(a)</text:span></text:p>
      <text:p text:style-name="P38"><text:span text:style-name="T30"/></text:p>
      <text:p text:style-name="P38"><text:span text:style-name="T30">def F1(S2,S3,S4):</text:span></text:p>
      <text:p text:style-name="P38"><text:span text:style-name="T30"><text:tab/>return (S2&amp;S3)|(~S2&amp;S4)</text:span></text:p>
      <text:p text:style-name="P38"><text:span text:style-name="T30"/></text:p>
      <text:p text:style-name="P38"><text:span text:style-name="T30">def F2(S2,S3,S4):</text:span></text:p>
      <text:p text:style-name="P38"><text:span text:style-name="T30"><text:tab/>return S2^S3^S4</text:span></text:p>
      <text:p text:style-name="P38"><text:span text:style-name="T30"/></text:p>
      <text:p text:style-name="P38"><text:span text:style-name="T30">def F3(S2,S3,S4):</text:span></text:p>
      <text:p text:style-name="P38"><text:span text:style-name="T30"><text:tab/>return (S2&amp;S3)|(S2&amp;S4)|(S3&amp;S4)</text:span></text:p>
      <text:p text:style-name="P38"><text:span text:style-name="T30"/></text:p>
      <text:p text:style-name="P38"><text:span text:style-name="T30">def F4(S2,S3,S4):</text:span></text:p>
      <text:p text:style-name="P38"><text:span text:style-name="T30"><text:tab/>return S2^S3^S4</text:span></text:p>
      <text:p text:style-name="P38"><text:span text:style-name="T30"/></text:p>
      <text:p text:style-name="P38"><text:span text:style-name="T30">filename=sys.argv[1]</text:span></text:p>
      <text:p text:style-name="P38"><text:span text:style-name="T30">handle=open(filename,'r')</text:span></text:p>
      <text:p text:style-name="P38"><text:span text:style-name="T30">binmessage= (''.join(format(ord(x), 'b') for x in handle.read()))</text:span></text:p>
      <text:p text:style-name="P38"><text:span text:style-name="T30"/></text:p>
      <text:p text:style-name="P38"><text:span text:style-name="T30">def process(chunk):</text:span></text:p>
      <text:p text:style-name="P38"><text:span text:style-name="T30"><text:tab/>words=[]</text:span></text:p>
      <text:p text:style-name="P38"><text:span text:style-name="T30"><text:tab/>words=textwrap.wrap(chunk, 32)</text:span></text:p>
      <text:p text:style-name="P38"><text:span text:style-name="T30"><text:tab/>for i in range(16,80):</text:span></text:p>
      <text:p text:style-name="P38"><text:span text:style-name="T30"><text:tab/><text:tab/>words.append(wordret(words[i-3],words[i-8],words[i-14],words[i-16]))</text:span></text:p>
      <text:p text:style-name="P38"><text:span text:style-name="T30"><text:tab/>return words</text:span></text:p>
      <text:p text:style-name="P38"><text:span text:style-name="T30"><text:tab/></text:span></text:p>
      <text:p text:style-name="P38"><text:span text:style-name="T30">def compress(words):</text:span></text:p>
      <text:p text:style-name="P38"><text:span text:style-name="T30"><text:tab/>k1=0x5A827999</text:span></text:p>
      <text:p text:style-name="P38"><text:span text:style-name="T30"><text:tab/>k2=0x6ED9EBA1</text:span></text:p>
      <text:p text:style-name="P38"><text:span text:style-name="T30"><text:tab/>k3=0x8F1BBCDC</text:span></text:p>
      <text:p text:style-name="P38"><text:span text:style-name="T30"><text:tab/>k4=0xCA62C1D6</text:span></text:p>
      <text:p text:style-name="P38"><text:span text:style-name="T30"><text:tab/>s1 = 0x67452301</text:span></text:p>
      <text:p text:style-name="P38"><text:span text:style-name="T30"><text:tab/>s2 = 0xEFCDAB89</text:span></text:p>
      <text:p text:style-name="P38"><text:span text:style-name="T30"><text:tab/>s3 = 0x98BADCFE</text:span></text:p>
      <text:p text:style-name="P38"><text:span text:style-name="T30"><text:tab/>s4 = 0x10325476</text:span></text:p>
      <text:p text:style-name="P38"><text:span text:style-name="T30"><text:tab/>s5 = 0xC3D2E1F0</text:span></text:p>
      <text:p text:style-name="P38"><text:span text:style-name="T30"><text:tab/>h1=s1</text:span></text:p>
      <text:p text:style-name="P38"><text:span text:style-name="T30"><text:tab/>h2=s2</text:span></text:p>
      <text:p text:style-name="P38"><text:span text:style-name="T30"><text:tab/>h3=s3</text:span></text:p>
      <text:p text:style-name="P38"><text:span text:style-name="T30"><text:tab/>h4=s4</text:span></text:p>
      <text:p text:style-name="P38"><text:span text:style-name="T30"><text:tab/>h5=s5</text:span></text:p>
      <text:p text:style-name="P38"><text:span text:style-name="T30"><text:tab/>for i in range(0,20):</text:span></text:p>
      <text:p text:style-name="P38"><text:soft-page-break/><text:span text:style-name="T30"><text:tab/><text:tab/>temp=s5+(s1&lt;&lt;5)+F1(s2,s3,s4)+k1+int(words[i],2)</text:span></text:p>
      <text:p text:style-name="P38"><text:span text:style-name="T30"><text:tab/><text:tab/>s5=s4</text:span></text:p>
      <text:p text:style-name="P38"><text:span text:style-name="T30"><text:tab/><text:tab/>s4=s3</text:span></text:p>
      <text:p text:style-name="P38"><text:span text:style-name="T30"><text:tab/><text:tab/>s3=s2</text:span></text:p>
      <text:p text:style-name="P38"><text:span text:style-name="T30"><text:tab/><text:tab/>s2=s1</text:span></text:p>
      <text:p text:style-name="P38"><text:span text:style-name="T30"><text:tab/><text:tab/>s1=temp</text:span></text:p>
      <text:p text:style-name="P38"><text:span text:style-name="T30"><text:tab/>for i in range(20,40):</text:span></text:p>
      <text:p text:style-name="P38"><text:span text:style-name="T30"><text:tab/><text:tab/>temp=s5+(s1&lt;&lt;5)+F2(s2,s3,s4)+k2+int(words[i],2)</text:span></text:p>
      <text:p text:style-name="P38"><text:span text:style-name="T30"><text:tab/><text:tab/>s5=s4</text:span></text:p>
      <text:p text:style-name="P38"><text:span text:style-name="T30"><text:tab/><text:tab/>s4=s3</text:span></text:p>
      <text:p text:style-name="P38"><text:span text:style-name="T30"><text:tab/><text:tab/>s3=s2</text:span></text:p>
      <text:p text:style-name="P38"><text:span text:style-name="T30"><text:tab/><text:tab/>s2=s1</text:span></text:p>
      <text:p text:style-name="P38"><text:span text:style-name="T30"><text:tab/><text:tab/>s1=temp</text:span></text:p>
      <text:p text:style-name="P38"><text:span text:style-name="T30"><text:tab/>for i in range(40,60):</text:span></text:p>
      <text:p text:style-name="P38"><text:span text:style-name="T30"><text:tab/><text:tab/>temp=s5+(s1&lt;&lt;5)+F3(s2,s3,s4)+k3+int(words[i],2)</text:span></text:p>
      <text:p text:style-name="P38"><text:span text:style-name="T30"><text:tab/><text:tab/>s5=s4</text:span></text:p>
      <text:p text:style-name="P38"><text:span text:style-name="T30"><text:tab/><text:tab/>s4=s3</text:span></text:p>
      <text:p text:style-name="P38"><text:span text:style-name="T30"><text:tab/><text:tab/>s3=s2</text:span></text:p>
      <text:p text:style-name="P38"><text:span text:style-name="T30"><text:tab/><text:tab/>s2=s1</text:span></text:p>
      <text:p text:style-name="P38"><text:span text:style-name="T30"><text:tab/><text:tab/>s1=temp</text:span></text:p>
      <text:p text:style-name="P38"><text:span text:style-name="T30"><text:tab/>for i in range(60,80):</text:span></text:p>
      <text:p text:style-name="P38"><text:span text:style-name="T30"><text:tab/><text:tab/>temp=s5+(s1&lt;&lt;5)+F4(s2,s3,s4)+k4+int(words[i],2)</text:span></text:p>
      <text:p text:style-name="P38"><text:span text:style-name="T30"><text:tab/><text:tab/>s5=s4</text:span></text:p>
      <text:p text:style-name="P38"><text:span text:style-name="T30"><text:tab/><text:tab/>s4=s3<text:tab/></text:span></text:p>
      <text:p text:style-name="P38"><text:span text:style-name="T30"><text:tab/><text:tab/>s3=s2</text:span></text:p>
      <text:p text:style-name="P38"><text:span text:style-name="T30"><text:tab/><text:tab/>s2=s1</text:span></text:p>
      <text:p text:style-name="P38"><text:span text:style-name="T30"><text:tab/><text:tab/>s1=temp</text:span></text:p>
      <text:p text:style-name="P38"><text:span text:style-name="T30"><text:tab/>h1 = h1 + s1 &amp; 0xffffffff</text:span></text:p>
      <text:p text:style-name="P38"><text:span text:style-name="T30"><text:tab/>h2 = h2 + s2 &amp; 0xffffffff</text:span></text:p>
      <text:p text:style-name="P38"><text:span text:style-name="T30"><text:tab/>h3 = h3 + s3 &amp; 0xffffffff</text:span></text:p>
      <text:p text:style-name="P38"><text:span text:style-name="T30"><text:tab/>h4 = h4 + s4 &amp; 0xffffffff</text:span></text:p>
      <text:p text:style-name="P38"><text:span text:style-name="T30"><text:tab/>h5 = h5 + s5 &amp; 0xffffffff</text:span></text:p>
      <text:p text:style-name="P38"><text:span text:style-name="T30"><text:tab/>return h1,h2,h3,h4,h5</text:span></text:p>
      <text:p text:style-name="P38"><text:span text:style-name="T30"/></text:p>
      <text:p text:style-name="P38"><text:span text:style-name="T30">length=len(binmessage)</text:span></text:p>
      <text:p text:style-name="P38"><text:span text:style-name="T30">low=0</text:span></text:p>
      <text:p text:style-name="P38"><text:span text:style-name="T30">high=448</text:span></text:p>
      <text:p text:style-name="P38"><text:span text:style-name="T30">while(length&gt;448):</text:span></text:p>
      <text:p text:style-name="P38"><text:span text:style-name="T30"><text:tab/>chunk=binmessage[low:high]</text:span></text:p>
      <text:p text:style-name="P38"><text:span text:style-name="T30"><text:tab/>binlength='{0:064b}'.format(448)</text:span></text:p>
      <text:p text:style-name="P38"><text:span text:style-name="T30"><text:tab/>chunk+=binlength</text:span></text:p>
      <text:p text:style-name="P38"><text:span text:style-name="T30"><text:tab/>obj1=process(chunk)</text:span></text:p>
      <text:p text:style-name="P38"><text:span text:style-name="T30"><text:tab/>length=length-448</text:span></text:p>
      <text:p text:style-name="P38"><text:span text:style-name="T30"><text:tab/>low=low+448</text:span></text:p>
      <text:p text:style-name="P38"><text:span text:style-name="T30"><text:tab/>high=high+448</text:span></text:p>
      <text:p text:style-name="P38"><text:span text:style-name="T30"><text:tab/>obj2=compress(obj1)</text:span></text:p>
      <text:p text:style-name="P38"><text:soft-page-break/><text:span text:style-name="T30"/></text:p>
      <text:p text:style-name="P38"><text:span text:style-name="T30">if(length==447):</text:span></text:p>
      <text:p text:style-name="P38"><text:span text:style-name="T30"><text:tab/>binmessage+='1'</text:span></text:p>
      <text:p text:style-name="P38"><text:span text:style-name="T30"><text:tab/>length='{0:064b}'.format(length)</text:span></text:p>
      <text:p text:style-name="P38"><text:span text:style-name="T30"><text:tab/>binmessage+=length</text:span></text:p>
      <text:p text:style-name="P38"><text:span text:style-name="T30"><text:tab/>obj1=process(binmessage)</text:span></text:p>
      <text:p text:style-name="P38"><text:span text:style-name="T30"><text:tab/>obj2=compress(obj1)</text:span></text:p>
      <text:p text:style-name="P38"><text:span text:style-name="T30">elif(length&lt;447):</text:span></text:p>
      <text:p text:style-name="P38"><text:span text:style-name="T30"><text:tab/>binmessage+='1'</text:span></text:p>
      <text:p text:style-name="P38"><text:span text:style-name="T30"><text:tab/>length=len(binmessage)</text:span></text:p>
      <text:p text:style-name="P38"><text:span text:style-name="T30"><text:tab/>for i in range(length,448):</text:span></text:p>
      <text:p text:style-name="P38"><text:span text:style-name="T30"><text:tab/><text:tab/>binmessage+='0'</text:span></text:p>
      <text:p text:style-name="P38"><text:span text:style-name="T30"><text:tab/>length='{0:064b}'.format(length)</text:span></text:p>
      <text:p text:style-name="P38"><text:span text:style-name="T30"><text:tab/>binmessage+=length</text:span></text:p>
      <text:p text:style-name="P38"><text:span text:style-name="T30"><text:tab/>obj1=process(binmessage)</text:span></text:p>
      <text:p text:style-name="P38"><text:span text:style-name="T30"><text:tab/>obj2=compress(obj1)</text:span></text:p>
      <text:p text:style-name="P38"><text:span text:style-name="T30">hand=open('hashcontent','a')</text:span></text:p>
      <text:p text:style-name="P38"><text:span text:style-name="T30">hand.write('%08x%08x%08x%08x%08x' % (obj2[0],obj2[1],obj2[2],obj2[3],obj2[4])+" "+filename+"\n")</text:span></text:p>
      <text:p text:style-name="P38"><text:span text:style-name="T30"/></text:p>
      <text:p text:style-name="P64"><text:span text:style-name="T30">4.3.3 User Interface Module</text:span></text:p>
      <text:p text:style-name="P64"><text:span text:style-name="T30"/></text:p>
      <text:p text:style-name="P40"><text:span text:style-name="T30">Step 1 – Import necessary packages (</text:span><text:span text:style-name="T36">tkinter and os</text:span><text:span text:style-name="T30">). </text:span></text:p>
      <text:p text:style-name="P40"><text:span text:style-name="T30">Step 2 – </text:span><text:span text:style-name="T36">Instantiate Tk class and create a main window. </text:span><text:span text:style-name="T30"><text:s/></text:span></text:p>
      <text:p text:style-name="P40"><text:span text:style-name="T30">Step 3 – </text:span><text:span text:style-name="T36">Add widgets to take user choice of file and user choice of deletion method</text:span><text:span text:style-name="T30">. </text:span></text:p>
      <text:p text:style-name="P64"><text:span text:style-name="T30">Step 4 – Using name of the file input by the user, retrieve all the files with the similar size and find out their hashcontent (delgate to hashing module). <text:s/></text:span></text:p>
      <text:p text:style-name="P30">Step <text:span text:style-name="T42">5</text:span> – <text:span text:style-name="T42">Send the choice paramter to the deltion module by executing the script</text:span>. </text:p>
      <text:p text:style-name="P31">Step 6 - <text:s/>Depending on whether duplicates were found or not and depending on the deletion choice input by the user, display appropriate messages. </text:p>
      <text:p text:style-name="P31"/>
      <text:p text:style-name="P31">The code is as follows: </text:p>
      <text:p text:style-name="P31"/>
      <text:p text:style-name="P31">from tkinter import *</text:p>
      <text:p text:style-name="P31">import os</text:p>
      <text:p text:style-name="P31"/>
      <text:p text:style-name="P31">def get():</text:p>
      <text:p text:style-name="P31"><text:tab/>filenm=e.get()</text:p>
      <text:p text:style-name="P31"><text:tab/>option=d.get()</text:p>
      <text:p text:style-name="P31"><text:tab/>handle=open('indexfile','r')</text:p>
      <text:p text:style-name="P31"><text:tab/>index_search={}</text:p>
      <text:p text:style-name="P31"><text:tab/>for line in handle:</text:p>
      <text:p text:style-name="P31"><text:tab/><text:tab/>a=line.split()</text:p>
      <text:p text:style-name="P31"><text:tab/><text:tab/>index_search[a[0]]=(a[1:])</text:p>
      <text:p text:style-name="P31"><text:tab/>size=os.stat(filenm).st_size</text:p>
      <text:p text:style-name="P31"><text:tab/>if str(size) in index_search.keys():</text:p>
      <text:p text:style-name="P31"><text:soft-page-break/><text:tab/><text:tab/>file_list=index_search[str(size)]</text:p>
      <text:p text:style-name="P31"><text:tab/>for i in file_list:<text:tab/></text:p>
      <text:p text:style-name="P31"><text:tab/><text:tab/>cmd='python3 hashfiles.py '+i</text:p>
      <text:p text:style-name="P31"><text:tab/><text:tab/>os.system(cmd)</text:p>
      <text:p text:style-name="P31"><text:tab/>cmd2='python3 del.py '+option</text:p>
      <text:p text:style-name="P31"><text:tab/>os.system(cmd2)</text:p>
      <text:p text:style-name="P31"><text:tab/></text:p>
      <text:p text:style-name="P31">root = Tk()</text:p>
      <text:p text:style-name="P31">root.title('File Structures')</text:p>
      <text:p text:style-name="P31">root.configure(background="white")</text:p>
      <text:p text:style-name="P31">root.geometry("400x400") </text:p>
      <text:p text:style-name="P31">theLabel1=Label(root,text="FILE APPLICATION",bg="blue",fg="white",height=5,font=("Arial", 16))</text:p>
      <text:p text:style-name="P31">theLabel1.pack(fill=X)</text:p>
      <text:p text:style-name="P31">theLabel2=Label(root,text="Select filename",bg="white",font=("Arial", 10))</text:p>
      <text:p text:style-name="P31">theLabel2.pack(fill=X, pady=20)</text:p>
      <text:p text:style-name="P31"/>
      <text:p text:style-name="P31"/>
      <text:p text:style-name="P31">arr = [x for x in os.listdir("/home/shimona/fs") if x.endswith(".txt")]</text:p>
      <text:p text:style-name="P31">e = Entry(root, width=25)</text:p>
      <text:p text:style-name="P31">e.pack(pady=20)</text:p>
      <text:p text:style-name="P31">theLabel3=Label(root,text="Select option 1. Delete File 2. Move to new directory",bg="white",font=("Arial", 10))</text:p>
      <text:p text:style-name="P31">theLabel3.pack(fill=X, pady=20)</text:p>
      <text:p text:style-name="P31">d = Entry(root, width=25)</text:p>
      <text:p text:style-name="P31">d.pack(pady=20)</text:p>
      <text:p text:style-name="P31">Button1 = Button(root, text="Enter", command=get)</text:p>
      <text:p text:style-name="P31">Button1.pack()</text:p>
      <text:p text:style-name="P31"/>
      <text:p text:style-name="P31">4.3.4 Deletion Module</text:p>
      <text:p text:style-name="P31"/>
      <text:p text:style-name="P40"><text:span text:style-name="T30">Step 1 – Import necessary packages (</text:span><text:span text:style-name="T36">sys and os</text:span><text:span text:style-name="T30">). </text:span></text:p>
      <text:p text:style-name="P30">Step <text:span text:style-name="T42">3</text:span> – <text:span text:style-name="T42">Perforn the necessary deletion as specified by the user. </text:span><text:s/></text:p>
      <text:p text:style-name="P31">Step 4 - <text:s/>Depending on whether duplicates were found or not and depending on the deletion choice input by the user, display appropriate messages. </text:p>
      <text:p text:style-name="P31"/>
      <text:p text:style-name="P31">The code is as follows:</text:p>
      <text:p text:style-name="P31"/>
      <text:p text:style-name="P31">import os</text:p>
      <text:p text:style-name="P31">import sys</text:p>
      <text:p text:style-name="P31">option=sys.argv[1]</text:p>
      <text:p text:style-name="P31">handle=open('hashcontent','r')</text:p>
      <text:p text:style-name="P31">a=handle.read()</text:p>
      <text:p text:style-name="P31">array=a.split('\n')</text:p>
      <text:p text:style-name="P31">array.pop()</text:p>
      <text:p text:style-name="P31"/>
      <text:p text:style-name="P31"><text:soft-page-break/>k=0</text:p>
      <text:p text:style-name="P31">c={}</text:p>
      <text:p text:style-name="P31">for i in array:</text:p>
      <text:p text:style-name="P31"><text:tab/>(key,value)=array[k].split()</text:p>
      <text:p text:style-name="P31"><text:tab/>if key in c:</text:p>
      <text:p text:style-name="P31"><text:tab/><text:tab/>c[key].append(value)</text:p>
      <text:p text:style-name="P31"><text:tab/>else:</text:p>
      <text:p text:style-name="P31"><text:tab/><text:tab/>c[key]=[value]</text:p>
      <text:p text:style-name="P31"><text:tab/>k=k+1</text:p>
      <text:p text:style-name="P31"/>
      <text:p text:style-name="P31">b=[]</text:p>
      <text:p text:style-name="P31">for i in c:</text:p>
      <text:p text:style-name="P31"><text:tab/>if (len(c[i])&gt;1):</text:p>
      <text:p text:style-name="P31"><text:tab/><text:tab/>b.append(c[i])</text:p>
      <text:p text:style-name="P31"><text:tab/>else:</text:p>
      <text:p text:style-name="P31"><text:tab/><text:tab/>cmd='python3 gui2.py'</text:p>
      <text:p text:style-name="P31"><text:tab/><text:tab/>os.system(cmd)</text:p>
      <text:p text:style-name="P31"><text:tab/><text:tab/>exit()</text:p>
      <text:p text:style-name="P31"/>
      <text:p text:style-name="P31">for i in b:</text:p>
      <text:p text:style-name="P31"><text:tab/>for j in i[1:]:</text:p>
      <text:p text:style-name="P31"><text:tab/><text:tab/>if(int(option)==1):</text:p>
      <text:p text:style-name="P31"><text:tab/><text:tab/><text:tab/>os.remove(j)</text:p>
      <text:p text:style-name="P31"><text:tab/><text:tab/><text:tab/>cmd='python3 gui3.py'</text:p>
      <text:p text:style-name="P31"><text:tab/><text:tab/><text:tab/>os.system(cmd)</text:p>
      <text:p text:style-name="P31"><text:tab/><text:tab/>else:</text:p>
      <text:p text:style-name="P31"><text:tab/><text:tab/><text:tab/>os.rename("/home/shimona/fs/"+j, "/home/shimona/fs/Bin/"+j)</text:p>
      <text:p text:style-name="P31"><text:tab/><text:tab/><text:tab/>cmd='python3 gui4.py'</text:p>
      <text:p text:style-name="P31"><text:tab/><text:tab/><text:tab/>os.system(cmd)</text:p>
      <text:p text:style-name="P31"><text:tab/><text:tab/></text:p>
      <text:p text:style-name="P32">5. Results and Testing</text:p>
      <text:p text:style-name="P32"/>
      <text:p text:style-name="P32">5.1 Result Snapshots</text:p>
      <text:p text:style-name="P32">5.2 Testing Objectives</text:p>
      <text:p text:style-name="P32"/>
      <text:p text:style-name="P32">The applciation was tested to ensure that it works speedily even for large files. The SHA algorithm was run for several sized files. The runtime was deemed as satisfactory for the operational model assumed here. To make sure that there are no discrepancies in what the user expects and what is delivered, it was ensured that the user was clearly instructed about the functionality of the application. The application was tested with all combinations of file choices and <text:span text:style-name="T48">delete options, to trap all exception and errors, to ensure all errors are presented in a manner that the end user would understand. </text:span></text:p>
      <text:p text:style-name="P32"/>
      <text:p text:style-name="P32">5.3 Testing procedures</text:p>
      <text:p text:style-name="P33"/>
      <text:p text:style-name="Text_20_body"><text:soft-page-break/><text:span text:style-name="T48">For unit tetsing, b</text:span>lack box testing avoids the need to look at the code structure, and test the functionality of the software under test. Moreover, it also avoids the need to have knowledge about the implementation details and is based on software specifications and requirements. The prime area of focus remains on the inputs and outputs of the software system. Any system can act as a black box to test. </text:p>
      <text:p text:style-name="P34">In addition, big bang integration testing was used to compile all the modules into one system.</text:p>
      <text:p text:style-name="P32"/>
      <text:p text:style-name="P32">5.4 Result Summary</text:p>
      <text:p text:style-name="P32"/>
      <text:p text:style-name="P34">The results have clearly depicted that the application serves the purpose of deleting duplicates from a user’s present working directory. Any other user input apart from the ones specified in the application will lead to an error, eliciting the appropriate message from the application. <text:span text:style-name="T49">All combinations of user inputs have been depicted, hence making sure that no part of the functional requirement remains untested. </text:span></text:p>
      <text:p text:style-name="P31"/>
      <text:p text:style-name="P35">6 Conclusions</text:p>
      <text:p text:style-name="P35"/>
      <text:p text:style-name="P36">The application developed is rudimentary and primarily meant for use by independent users. In further revisions, there are many modules yet to be integrated to make the application a complete system and present the user with a holistic file organization application that caters to all their needs. First being presenting the user with file summaries to enable him to get a glimse into the content of the file. Second being keyword guided search, that is, find all the files having the particular keyword and the continue with the deletion process. Third and the most important being, extending the functionality to all folders on the system. Currently we focus on the present working directory to ensure there is not much complexity introduced into the application. Lastly, making the application portable and compatible with other operating sysrems will be the final revision. These revisions will not only make the application much more appealing to the user, but will also add to the aesthetic appeal. <text:span text:style-name="T50">It can then be used to attract a larger audience as it would then cater to the needs of a larger group.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22:00:42.489235177</meta:creation-date>
    <dc:date>2018-05-19T16:55:58.183934391</dc:date>
    <meta:editing-duration>PT4H44M6S</meta:editing-duration>
    <meta:editing-cycles>50</meta:editing-cycles>
    <meta:generator>LibreOffice/5.1.6.2$Linux_X86_64 LibreOffice_project/10m0$Build-2</meta:generator>
    <meta:document-statistic meta:table-count="0" meta:image-count="1" meta:object-count="0" meta:page-count="14" meta:paragraph-count="311" meta:word-count="3153" meta:character-count="21030" meta:non-whitespace-character-count="17784"/>
  </office:meta>
</office:document-meta>
</file>